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3.56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2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 style:data-style-name="N122"/>
    <style:style style:name="ce3" style:family="table-cell" style:parent-style-name="Default" style:data-style-name="N122">
      <style:text-properties fo:font-weight="bold" style:font-weight-asian="bold" style:font-weight-complex="bold"/>
    </style:style>
    <style:style style:name="ce4" style:family="table-cell" style:parent-style-name="Default" style:data-style-name="N122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1" table:number-columns-repeated="1022" table:default-cell-style-name="ce2"/>
        <table:table-row table:style-name="ro1">
          <table:table-cell table:style-name="ce1" office:value-type="string" calcext:value-type="string">
            <text:p>Auswertung 3</text:p>
          </table:table-cell>
          <table:table-cell table:number-columns-repeated="1023"/>
        </table:table-row>
        <table:table-row table:style-name="ro2">
          <table:table-cell/>
          <table:table-cell table:style-name="ce3" office:value-type="string" calcext:value-type="string">
            <text:p>Anstieg</text:p>
          </table:table-cell>
          <table:table-cell table:style-name="ce3" office:value-type="string" calcext:value-type="string">
            <text:p>Fehler</text:p>
          </table:table-cell>
          <table:table-cell/>
          <table:table-cell office:value-type="string" calcext:value-type="string">
            <text:p>const</text:p>
          </table:table-cell>
          <table:table-cell table:style-name="ce3" office:value-type="string" calcext:value-type="string">
            <text:p>viskosität</text:p>
          </table:table-cell>
          <table:table-cell table:style-name="ce3" office:value-type="string" calcext:value-type="string">
            <text:p>Fehler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float" office:value="-0.00135865320809" calcext:value-type="float">
            <text:p>-1.359E-03</text:p>
          </table:table-cell>
          <table:table-cell office:value-type="float" office:value="0.00000243920721795" calcext:value-type="float">
            <text:p>2.439E-06</text:p>
          </table:table-cell>
          <table:table-cell/>
          <table:table-cell table:formula="of:=PI()*[.B6]*[.B9]/8" office:value-type="float" office:value="3852.37799146448" calcext:value-type="float">
            <text:p>3.852E+03</text:p>
          </table:table-cell>
          <table:table-cell table:formula="of:=[.E3]*[.B12]^4/[.B18]/[.B15]/[.B3]" office:value-type="float" office:value="-0.00059657874251162" calcext:value-type="float">
            <text:p>-5.966E-04</text:p>
          </table:table-cell>
          <table:table-cell table:formula="of:=[.E3]*SQRT((4*[.B12]^3/[.B18]/[.B15]/[.B3]*[.C12])^2+([.B12]^4/[.B18]^2/[.B15]/[.B3]*[.C18])^2+([.B12]^4/[.B18]/[.B15]/[.B3]^2*[.C3])^2)" office:value-type="float" office:value="0.0000244724123769433" calcext:value-type="float">
            <text:p>2.447E-05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>
            <text:p>Dichte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1000" calcext:value-type="float">
            <text:p>1.000E+03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>
            <text:p>g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9.81" calcext:value-type="float">
            <text:p>9.810E+00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Fehler</text:p>
          </table:table-cell>
          <table:table-cell table:number-columns-repeated="1021"/>
        </table:table-row>
        <table:table-row table:style-name="ro2">
          <table:table-cell/>
          <table:table-cell table:formula="of:=0.373*10^-3" office:value-type="float" office:value="0.000373" calcext:value-type="float">
            <text:p>3.730E-04</text:p>
          </table:table-cell>
          <table:table-cell table:formula="of:=3.8*10^-6" office:value-type="float" office:value="0.0000038" calcext:value-type="float">
            <text:p>3.800E-06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>
            <text:p>A </text:p>
          </table:table-cell>
          <table:table-cell table:number-columns-repeated="1022"/>
        </table:table-row>
        <table:table-row table:style-name="ro2">
          <table:table-cell/>
          <table:table-cell table:formula="of:=20*10^-6/0.05" office:value-type="float" office:value="0.0004" calcext:value-type="float">
            <text:p>4.000E-04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>
            <text:p>l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0.23" calcext:value-type="float">
            <text:p>2.300E-01</text:p>
          </table:table-cell>
          <table:table-cell office:value-type="float" office:value="0.001" calcext:value-type="float">
            <text:p>1.000E-03</text:p>
          </table:table-cell>
          <table:table-cell table:number-columns-repeated="1021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scientific-number number:decimal-places="3" loext:min-decimal-places="3" number:min-integer-digits="1" number:min-exponent-digits="2" loext:exponent-interval="1" loext:forced-exponent-sign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0">00/00/0000</text:date>, <text:time style:data-style-name="N2" text:time-value="11:17:36.1012195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9T17:54:28.288376225</meta:creation-date>
    <dc:date>2018-05-20T11:19:05.336036694</dc:date>
    <meta:editing-duration>PT8M48S</meta:editing-duration>
    <meta:editing-cycles>2</meta:editing-cycles>
    <meta:generator>LibreOffice/5.1.6.2$Linux_X86_64 LibreOffice_project/10m0$Build-2</meta:generator>
    <meta:document-statistic meta:table-count="1" meta:cell-count="24" meta:object-count="0"/>
  </office:meta>
</office:document-meta>
</file>